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8"/>
    <style:style style:name="P3" style:family="paragraph" style:parent-style-name="Standard" style:list-style-name="L9"/>
    <style:style style:name="P4" style:family="paragraph" style:parent-style-name="Standard" style:list-style-name="L11"/>
    <style:style style:name="P5" style:family="paragraph" style:parent-style-name="Standard" style:list-style-name="L12"/>
    <style:style style:name="P6" style:family="paragraph" style:parent-style-name="Standard" style:list-style-name="L13"/>
    <style:style style:name="P7" style:family="paragraph" style:parent-style-name="Standard" style:list-style-name="L14"/>
    <style:style style:name="P8" style:family="paragraph" style:parent-style-name="Standard" style:list-style-name="L15"/>
    <style:style style:name="P9" style:family="paragraph" style:parent-style-name="Standard" style:list-style-name="L16"/>
    <style:style style:name="P10" style:family="paragraph" style:parent-style-name="Standard" style:list-style-name="L17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quisitos de Interfaz</text:span></text:p>
      <text:p text:style-name="Standard"/>
      <text:p text:style-name="Standard">RI 1 : <text:s text:c="13"/>La aplicacion debe contar con un boton "Home" que llevara al usuario a la Landing <text:tab/><text:tab/>Page. El mismo debe se accesible desde todas las vistas de la aplicacion.</text:p>
      <text:p text:style-name="Standard">RI 2 :<text:tab/><text:tab/>La aplicacion debe contar con una seccion en la parte superior derecha dedicada a <text:tab/><text:tab/>login del usuario, tanto docente como estudiante. La misma debe verse desde todas</text:p>
      <text:p text:style-name="Standard"><text:tab/><text:tab/>las vistas de la aplicacion, y debe ofrecer un menu contextual para :</text:p>
      <text:list xml:id="list3746944153074672254" text:style-name="L9">
        <text:list-item>
          <text:p text:style-name="P3">Mi Cuenta</text:p>
        </text:list-item>
        <text:list-item>
          <text:p text:style-name="P3">Mis cursos (En curso para estudiantes / Creados para docentes)</text:p>
        </text:list-item>
        <text:list-item>
          <text:p text:style-name="P3">Jugar</text:p>
        </text:list-item>
        <text:list-item>
          <text:p text:style-name="P3">Acerca De / Contacto</text:p>
        </text:list-item>
      </text:list>
      <text:p text:style-name="Standard">RI 2.1 <text:tab/><text:tab/>Para ingresar al sistema, se solicitaran :</text:p>
      <text:list xml:id="list4564661075114311327" text:style-name="L16">
        <text:list-item>
          <text:p text:style-name="P9">Nombre de Usuario</text:p>
        </text:list-item>
        <text:list-item>
          <text:p text:style-name="P9">Contraseña</text:p>
        </text:list-item>
      </text:list>
      <text:p text:style-name="Standard">RI 3 : <text:tab/><text:tab/>Interfaz Grafica - Menu Cursos en progreso de Estudiante<text:line-break/>RI 3.1 : <text:tab/>Debe contar con una lista de los cursos en los que participa, ordenado en forma <text:tab/><text:tab/><text:tab/>vertical en la parte central de la pantalla. <text:line-break/>RI 3.1.1 : <text:tab/>En cada curso debe informarse :</text:p>
      <text:list xml:id="list6413629711340872536" text:style-name="L8">
        <text:list-item>
          <text:p text:style-name="P2">Tipo de Juego</text:p>
        </text:list-item>
        <text:list-item>
          <text:p text:style-name="P2">Nombre</text:p>
        </text:list-item>
        <text:list-item>
          <text:p text:style-name="P2">Progreso del curso (Escenarios completados / Escenarios totales)</text:p>
        </text:list-item>
        <text:list-item>
          <text:p text:style-name="P2">Puntaje promedio</text:p>
          <text:p text:style-name="P2">Y a su vez debe haber botones para :</text:p>
        </text:list-item>
        <text:list-item>
          <text:p text:style-name="P2">Continuar desde el ultimo escenario jugado</text:p>
        </text:list-item>
        <text:list-item>
          <text:p text:style-name="P2">Comenzar desde el principio<text:line-break/> <text:s text:c="12"/><text:tab/></text:p>
        </text:list-item>
      </text:list>
      <text:p text:style-name="Standard">RF 4 <text:s/><text:tab/><text:tab/>Interfaz Grafica – Menu Cursos Creados (Docente)</text:p>
      <text:p text:style-name="Standard">RF 4.1<text:tab/><text:tab/>El menu debe tener una lista de los cursos creados, <text:s/>ordenado en forma <text:tab/><text:tab/><text:tab/><text:tab/>vertical en la parte central de la pantalla. Debe tener tambien un boton para crear un <text:tab/><text:tab/>nuevo curso.</text:p>
      <text:p text:style-name="Standard">RF 4.1.1<text:tab/>Al crear un nuevo curso, se debe solicitar el tipo de juego y el nombre. Luego se <text:tab/><text:tab/>redireccionara a </text:p>
      <text:p text:style-name="Standard">RF 4.1.2 <text:tab/>Cada curso creado debe informar :</text:p>
      <text:list xml:id="list6170872625764539790" text:style-name="L11">
        <text:list-item>
          <text:p text:style-name="P4">Fecha de Creacion</text:p>
        </text:list-item>
        <text:list-item>
          <text:p text:style-name="P4">Nombre (Editable) </text:p>
        </text:list-item>
        <text:list-item>
          <text:p text:style-name="P4">Tipo de Juego</text:p>
        </text:list-item>
        <text:list-item>
          <text:p text:style-name="P4">Cantidad de Escenarios</text:p>
          <text:p text:style-name="P4">A su vez, debe contar con botones para :</text:p>
        </text:list-item>
        <text:list-item>
          <text:p text:style-name="P4">Eliminarlo</text:p>
        </text:list-item>
        <text:list-item>
          <text:p text:style-name="P4">Modificarlo</text:p>
        </text:list-item>
        <text:list-item>
          <text:p text:style-name="P4">Ver Estadisticas</text:p>
        </text:list-item>
      </text:list>
      <text:p text:style-name="Standard">RF 5<text:tab/><text:tab/>Interfaz Grafica – Menu Editar Cursos.<text:line-break/>RF 5.1<text:tab/><text:tab/>Este menu debera Informar :</text:p>
      <text:list xml:id="list799842507378827242" text:style-name="L12">
        <text:list-item>
          <text:p text:style-name="P5">Cantidad de Escenarios</text:p>
        </text:list-item>
        <text:list-item>
          <text:p text:style-name="P5">Creador</text:p>
        </text:list-item>
        <text:list-item>
          <text:p text:style-name="P5">Fecha de Creacion</text:p>
          <text:p text:style-name="P5">A su vez, debe contar con botones para :</text:p>
        </text:list-item>
        <text:list-item>
          <text:p text:style-name="P5">Eliminar curso</text:p>
        </text:list-item>
        <text:list-item>
          <text:p text:style-name="P5">Editar Escenario (1 por Escenario)</text:p>
        </text:list-item>
        <text:list-item>
          <text:p text:style-name="P5">Eliminar Escenario (1 por Escenario)</text:p>
        </text:list-item>
        <text:list-item>
          <text:p text:style-name="P5"><text:soft-page-break/>Volver a "Mis Cursos"</text:p>
        </text:list-item>
      </text:list>
      <text:p text:style-name="Standard">RF 6<text:tab/><text:tab/>Interfaz Grafica – Editar Escenario</text:p>
      <text:p text:style-name="Standard">RF 6.1 <text:tab/>Debe contar con los recursos necesarios para editar el escenario en cuestion. Variara <text:tab/><text:tab/>segun el tipo de Juego. En el caso del laberinto, debera tener un editor de mapas del <text:tab/><text:tab/>mismo por ejemplo.</text:p>
      <text:p text:style-name="Standard">RF 6.2 <text:s text:c="3"/><text:tab/>El menu debera contar con los siguientes datos comunes modificables :</text:p>
      <text:list xml:id="list2475510648004352508" text:style-name="L13">
        <text:list-item>
          <text:p text:style-name="P6">Tiempo "par" (Optimo esperado)</text:p>
        </text:list-item>
        <text:list-item>
          <text:p text:style-name="P6">Bloques permitidos</text:p>
        </text:list-item>
        <text:list-item>
          <text:p text:style-name="P6">Cantidad maxima absoluta de bloques</text:p>
        </text:list-item>
        <text:list-item>
          <text:p text:style-name="P6">Sugerencia o "Hint" </text:p>
        </text:list-item>
        <text:list-item>
          <text:p text:style-name="P6">Solucion propuesta</text:p>
        </text:list-item>
      </text:list>
      <text:p text:style-name="Standard"/>
      <text:p text:style-name="Standard">RF 7<text:tab/><text:tab/>Interfaz Grafica – Menu Administrar Cuenta</text:p>
      <text:p text:style-name="Standard">RF 7.1<text:tab/><text:tab/>Debe brindar campos editables para modificar :</text:p>
      <text:list xml:id="list6689996803614088280" text:style-name="L14">
        <text:list-item>
          <text:p text:style-name="P7">Nombre</text:p>
        </text:list-item>
        <text:list-item>
          <text:p text:style-name="P7">Apellido</text:p>
        </text:list-item>
        <text:list-item>
          <text:p text:style-name="P7">URL</text:p>
        </text:list-item>
        <text:list-item>
          <text:p text:style-name="P7">Email</text:p>
        </text:list-item>
      </text:list>
      <text:p text:style-name="Standard">RF 7.2 <text:tab/>Debe brindar una opcion para cambiar contraseña, compuesta de :</text:p>
      <text:list xml:id="list385282877842343147" text:style-name="L15">
        <text:list-item>
          <text:p text:style-name="P8">Contraseña Actual</text:p>
        </text:list-item>
        <text:list-item>
          <text:p text:style-name="P8">Nueva Contraseña</text:p>
        </text:list-item>
        <text:list-item>
          <text:p text:style-name="P8">Confirmar Nueva Contraseña</text:p>
        </text:list-item>
      </text:list>
      <text:p text:style-name="Standard">RF 8<text:tab/><text:tab/>Interfaz Grafica – Menu Jugar Escenario</text:p>
      <text:p text:style-name="Standard">RF 8.1<text:tab/><text:tab/>El mismo se mostrara en disposicion, contando con los siguientes elementos</text:p>
      <text:p text:style-name="Standard"><text:tab/><text:tab/>ordenados de izquierda a derecha :</text:p>
      <text:list xml:id="list9096589981935452702" text:style-name="L17">
        <text:list-item>
          <text:p text:style-name="P10">Interfaz interactiva Blockly</text:p>
        </text:list-item>
        <text:list-item>
          <text:p text:style-name="P10">Botonera con botones para "Ejecutar Algoritmo", "Reiniciar" y "Consejo"</text:p>
        </text:list-item>
        <text:list-item>
          <text:p text:style-name="P10">Interfaz grafica del videojuego que corresponda al escenario</text:p>
        </text:list-item>
      </text:list>
      <text:p text:style-name="Standard">RF 8.2 <text:tab/>Luego de ejecutar el algoritmo construido en la interfaz Blockly, Se debe dar un <text:tab/><text:tab/><text:tab/>feedback al usuario de lo sucedido (Tanto haya sido correcto como errado) a traves <text:tab/><text:tab/>de un popup o una notificacion de algun tipo</text:p>
      <text:p text:style-name="Standard">RF 8.3<text:tab/><text:tab/>Debe contar tambien con algun boton para volver al indice del curso en el que se <text:tab/><text:tab/>encuentra dicho esce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29S</meta:editing-duration>
    <meta:editing-cycles>3</meta:editing-cycles>
    <meta:generator>OpenOffice/4.0.1$Win32 OpenOffice.org_project/401m5$Build-9714</meta:generator>
    <dc:date>2018-09-10T17:37:15.49</dc:date>
    <meta:document-statistic meta:table-count="0" meta:image-count="0" meta:object-count="0" meta:page-count="2" meta:paragraph-count="66" meta:word-count="591" meta:character-count="3296"/>
    <dc:creator>Martín Rios</dc:creator>
    <meta:user-defined meta:name="Info 1"/>
    <meta:user-defined meta:name="Info 2"/>
    <meta:user-defined meta:name="Info 3"/>
    <meta:user-defined meta:name="Info 4"/>
  </office:meta>
</office:document-meta>
</file>